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A000000FA0E6318147842753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9cm, 3.705cm, 24.413cm, 2.30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71cm" svg:height="8.635cm" svg:x="0.112cm" svg:y="0.111cm">
          <draw:image xlink:href="Pictures/1000020100000FA000000FA0E6318147842753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9:48:21.161212698</meta:creation-date>
    <dc:date>2018-08-06T20:14:10.113785182</dc:date>
    <meta:editing-duration>PT16M48S</meta:editing-duration>
    <meta:editing-cycles>4</meta:editing-cycles>
    <meta:generator>LibreOffice/5.2.7.2$Linux_X86_64 LibreOffice_project/20m0$Build-2</meta:generator>
    <meta:document-statistic meta:object-count="1"/>
  </office:meta>
</office:document-meta>
</file>